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461b" officeooo:paragraph-rsid="0016461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4f25c" officeooo:paragraph-rsid="0014f25c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4f25c"/>
    </style:style>
    <style:style style:name="P4" style:family="paragraph" style:parent-style-name="Standard" style:list-style-name="L3">
      <style:paragraph-properties fo:text-align="justify" style:justify-single-word="false"/>
      <style:text-properties officeooo:paragraph-rsid="00173d54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6461b" officeooo:paragraph-rsid="0016461b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6461b" officeooo:paragraph-rsid="0016461b"/>
    </style:style>
    <style:style style:name="P7" style:family="paragraph" style:parent-style-name="Standard" style:list-style-name="L2">
      <style:paragraph-properties fo:text-align="justify" style:justify-single-word="false"/>
      <style:text-properties fo:font-weight="bold" officeooo:rsid="001671a9" officeooo:paragraph-rsid="001671a9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671a9" officeooo:paragraph-rsid="001671a9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73d54" officeooo:paragraph-rsid="00173d54"/>
    </style:style>
    <style:style style:name="P10" style:family="paragraph" style:parent-style-name="Standard">
      <style:paragraph-properties fo:text-align="justify" style:justify-single-word="false"/>
      <style:text-properties officeooo:rsid="00173d54" officeooo:paragraph-rsid="00173d54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73d54" officeooo:paragraph-rsid="00173d54"/>
    </style:style>
    <style:style style:name="P12" style:family="paragraph" style:parent-style-name="Title" style:list-style-name="L1"/>
    <style:style style:name="T1" style:family="text">
      <style:text-properties officeooo:rsid="0014f2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461b" style:font-weight-asian="bold" style:font-weight-complex="bold"/>
    </style:style>
    <style:style style:name="T4" style:family="text">
      <style:text-properties fo:font-weight="bold" officeooo:rsid="0014f25c" style:font-weight-asian="bold" style:font-weight-complex="bold"/>
    </style:style>
    <style:style style:name="T5" style:family="text">
      <style:text-properties fo:font-weight="bold" officeooo:rsid="001671a9" style:font-weight-asian="bold" style:font-weight-complex="bold"/>
    </style:style>
    <style:style style:name="T6" style:family="text">
      <style:text-properties officeooo:rsid="0016461b"/>
    </style:style>
    <style:style style:name="T7" style:family="text">
      <style:text-properties officeooo:rsid="001671a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73d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28306284" text:style-name="L1">
        <text:list-header>
          <text:p text:style-name="P12">Repaso Usuarios Linux.</text:p>
        </text:list-header>
        <text:list-item>
          <text:p text:style-name="P2">Crear los usuarios<text:span text:style-name="T2"> usuario1, usuario2, profesor1 y profesor2.</text:span></text:p>
        </text:list-item>
        <text:list-item>
          <text:p text:style-name="P2"><text:span text:style-name="T2">Crear</text:span> los <text:span text:style-name="T2">grupos</text:span> <text:span text:style-name="T2">usu</text:span> y <text:span text:style-name="T2">profe</text:span>.</text:p>
        </text:list-item>
        <text:list-item>
          <text:p text:style-name="P2">Añadir usuario1 y usuario2 a usu.</text:p>
        </text:list-item>
        <text:list-item>
          <text:p text:style-name="P2">Añadir profesor1 y profesor2 a profe.</text:p>
        </text:list-item>
        <text:list-item>
          <text:p text:style-name="P2">Crea dentro de home una carpeta llamada <text:span text:style-name="T2">compartida</text:span> donde el propietario será el root y el grupo propietario será también el root). </text:p>
        </text:list-item>
        <text:list-item>
          <text:p text:style-name="P2">Crea dentro <text:span text:style-name="T2">compartida</text:span> una una carpeta llamada <text:span text:style-name="T2">usu</text:span> y otra <text:span text:style-name="T2">profe</text:span>.</text:p>
        </text:list-item>
        <text:list-item>
          <text:p text:style-name="P2">En la carpeta <text:span text:style-name="T2">usu</text:span> los usuarios de este grupo podrán <text:span text:style-name="T2">leer, escribir y entrar sin problemas</text:span> y el <text:span text:style-name="T2">resto de usuarios solo leer y ejecutar</text:span>.</text:p>
        </text:list-item>
        <text:list-item>
          <text:p text:style-name="P3"><text:span text:style-name="T1">En la carpeta </text:span><text:span text:style-name="T4">profe</text:span><text:span text:style-name="T1"> los usuarios de este grupo podrán </text:span><text:span text:style-name="T4">leer, escribir y entrar sin problemas</text:span><text:span text:style-name="T1"> </text:span><text:span text:style-name="T6">y </text:span><text:span text:style-name="T3">el resto de usuarios</text:span><text:span text:style-name="T6"> </text:span><text:span text:style-name="T3">no podrá </text:span><text:span text:style-name="T5">hacer nada</text:span><text:span text:style-name="T7"> en</text:span><text:span text:style-name="T6"> esta carpeta.</text:span></text:p>
        </text:list-item>
        <text:list-item>
          <text:p text:style-name="P5"><text:span text:style-name="T2">Cambia el usuario actual a un usuario </text:span><text:span text:style-name="T8">del</text:span><text:span text:style-name="T2"> grupo usu</text:span> y captura como<text:span text:style-name="T2"> creas un fichero</text:span> en la <text:span text:style-name="T2">carpeta usu</text:span> y el <text:span text:style-name="T2">error</text:span> que da <text:span text:style-name="T2">al intentar entrar en profe</text:span>.</text:p>
        </text:list-item>
        <text:list-item>
          <text:p text:style-name="P5"><text:span text:style-name="T2">Cambia el usuario actual a un usuario </text:span><text:span text:style-name="T8">del</text:span><text:span text:style-name="T2"> grupo profe</text:span> y captura como <text:span text:style-name="T2">creas u fichero</text:span> en la <text:span text:style-name="T2">carpeta usu</text:span> y en <text:span text:style-name="T2">profe</text:span>.</text:p>
        </text:list-item>
      </text:list>
      <text:p text:style-name="P1"/>
      <text:p text:style-name="Title">Procesos Linux</text:p>
      <text:p text:style-name="P1"/>
      <text:list xml:id="list3950953669" text:style-name="L2">
        <text:list-item>
          <text:p text:style-name="P6">Arranca <text:span text:style-name="T7">en una terminal el programa </text:span><text:span text:style-name="T5">Gnote</text:span><text:span text:style-name="T7"> en </text:span><text:span text:style-name="T5">segundo plano</text:span><text:span text:style-name="T7">.</text:span></text:p>
        </text:list-item>
        <text:list-item>
          <text:p text:style-name="P7">Detén Gnote.</text:p>
        </text:list-item>
        <text:list-item>
          <text:p text:style-name="P8"><text:span text:style-name="T2">Vuelve a primer plano</text:span> Gnode</text:p>
        </text:list-item>
        <text:list-item>
          <text:p text:style-name="P8"><text:span text:style-name="T2">Termina el programa</text:span> Gnote</text:p>
          <text:p text:style-name="P8"/>
        </text:list-item>
        <text:list-item>
          <text:p text:style-name="P6">Arranca <text:span text:style-name="T7">en una terminal el programa </text:span><text:span text:style-name="T5">Gnote</text:span><text:span text:style-name="T7">.</text:span></text:p>
        </text:list-item>
        <text:list-item>
          <text:p text:style-name="P8"><text:span text:style-name="T2">Detén Gnote</text:span>.</text:p>
        </text:list-item>
        <text:list-item>
          <text:p text:style-name="P8">Vuelve a primer plano <text:span text:style-name="T2">Gnode</text:span></text:p>
        </text:list-item>
        <text:list-item>
          <text:p text:style-name="P8">Termina el programa Gnode desde otra terminal.</text:p>
        </text:list-item>
        <text:list-item>
          <text:p text:style-name="P9">Programa para que cada 5 minutos todos los lunes y miércoles de febrero entre las 4 y las 6 se añada una línea con la fecha actual al fichero hora5.txt que estará en /tmp.</text:p>
        </text:list-item>
      </text:list>
      <text:p text:style-name="P10"/>
      <text:p text:style-name="Title">Procesos Windows</text:p>
      <text:list xml:id="list760889691" text:style-name="L3">
        <text:list-item>
          <text:p text:style-name="P11">Ejecuta el programa firefox y localiza cual es su id de proceso.</text:p>
        </text:list-item>
        <text:list-item>
          <text:p text:style-name="P11">Finaliza este proceso.</text:p>
        </text:list-item>
        <text:list-item>
          <text:p text:style-name="P4"><text:span text:style-name="T9">Programa para que cada 5 minutos todos los lunes y miércoles de febrero entre las 4 y las 6 se inicie firefox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9:22:56.376677885</meta:creation-date>
    <meta:editing-duration>PT5M40S</meta:editing-duration>
    <meta:editing-cycles>3</meta:editing-cycles>
    <meta:generator>LibreOffice/6.4.4.2$Linux_X86_64 LibreOffice_project/40$Build-2</meta:generator>
    <dc:date>2021-02-22T17:37:15.102715619</dc:date>
    <meta:document-statistic meta:table-count="0" meta:image-count="0" meta:object-count="0" meta:page-count="1" meta:paragraph-count="26" meta:word-count="309" meta:character-count="1595" meta:non-whitespace-character-count="1334"/>
  </office:meta>
</office:document-meta>
</file>